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2.9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77cm" svg:y1="1.017cm" svg:x2="0.977cm" svg:y2="28.738cm" svg:d="M977 1017v27721" svg:viewBox="0 0 1 27722">
          <text:p/>
        </draw:connector>
        <draw:connector draw:style-name="gr1" draw:text-style-name="P1" draw:layer="layout" draw:type="line" svg:x1="0.977cm" svg:y1="28.738cm" svg:x2="8.996cm" svg:y2="28.778cm" draw:start-shape="id1" draw:start-glue-point="3" svg:d="M977 28738l8019 40" svg:viewBox="0 0 8020 41">
          <text:p/>
        </draw:connector>
        <draw:connector draw:style-name="gr1" draw:text-style-name="P1" xml:id="id2" draw:id="id2" draw:layer="layout" draw:type="line" svg:x1="19.986cm" svg:y1="28.697cm" svg:x2="11.682cm" svg:y2="28.778cm" svg:d="M19986 28697l-8304 81" svg:viewBox="0 0 8305 82">
          <text:p/>
        </draw:connector>
        <draw:connector draw:style-name="gr1" draw:text-style-name="P1" xml:id="id3" draw:id="id3" draw:layer="layout" draw:type="line" svg:x1="19.986cm" svg:y1="28.697cm" svg:x2="20.027cm" svg:y2="0.977cm" draw:start-shape="id2" draw:start-glue-point="2" svg:d="M19986 28697l41-27720" svg:viewBox="0 0 42 27721">
          <text:p/>
        </draw:connector>
        <draw:connector draw:style-name="gr1" draw:text-style-name="P1" draw:layer="layout" draw:type="line" svg:x1="0.977cm" svg:y1="1.017cm" svg:x2="20.027cm" svg:y2="0.977cm" draw:start-shape="id1" draw:start-glue-point="2" draw:end-shape="id3" draw:end-glue-point="3" svg:d="M977 1017l19050-40" svg:viewBox="0 0 19051 41">
          <text:p/>
        </draw:connector>
        <draw:connector draw:style-name="gr1" draw:text-style-name="P1" draw:layer="layout" draw:type="line" svg:x1="9.036cm" svg:y1="29.592cm" svg:x2="9.036cm" svg:y2="26.947cm" svg:d="M9036 29592v-2645" svg:viewBox="0 0 1 2646">
          <text:p/>
        </draw:connector>
        <draw:connector draw:style-name="gr1" draw:text-style-name="P1" draw:layer="layout" draw:type="line" svg:x1="11.682cm" svg:y1="29.592cm" svg:x2="11.682cm" svg:y2="26.987cm" svg:d="M11682 29592v-2605" svg:viewBox="0 0 1 2606">
          <text:p/>
        </draw:connector>
        <draw:connector draw:style-name="gr1" draw:text-style-name="P1" xml:id="id4" draw:id="id4" draw:layer="layout" draw:type="line" svg:x1="1.018cm" svg:y1="18.032cm" svg:x2="7.001cm" svg:y2="18.032cm" svg:d="M1018 18032h5983" svg:viewBox="0 0 5984 1">
          <text:p/>
        </draw:connector>
        <draw:connector draw:style-name="gr1" draw:text-style-name="P1" draw:layer="layout" draw:type="line" svg:x1="7.001cm" svg:y1="18.032cm" svg:x2="7.001cm" svg:y2="28.738cm" draw:start-shape="id4" draw:start-glue-point="3" svg:d="M7001 18032v10706" svg:viewBox="0 0 1 10707">
          <text:p/>
        </draw:connector>
        <draw:connector draw:style-name="gr1" draw:text-style-name="P1" xml:id="id5" draw:id="id5" draw:layer="layout" draw:type="line" svg:x1="13.962cm" svg:y1="28.778cm" svg:x2="14.002cm" svg:y2="18.073cm" svg:d="M13962 28778l40-10705" svg:viewBox="0 0 41 10706">
          <text:p/>
        </draw:connector>
        <draw:connector draw:style-name="gr1" draw:text-style-name="P1" draw:layer="layout" draw:type="line" svg:x1="14.002cm" svg:y1="18.073cm" svg:x2="19.986cm" svg:y2="18.073cm" draw:start-shape="id5" draw:start-glue-point="3" svg:d="M14002 18073h5984" svg:viewBox="0 0 5985 1">
          <text:p/>
        </draw:connector>
        <draw:custom-shape draw:style-name="gr2" draw:text-style-name="P1" draw:layer="layout" svg:width="0.9cm" svg:height="1.3cm" svg:x="14.1cm" svg:y="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4.1cm" svg:y="2.3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7.1cm" svg:y="1.1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7.1cm" svg:y="2.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4.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4.9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4.9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9.8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9.8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9.8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5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9.1cm" svg:y="11.6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.263cm" svg:y="11.6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5cm">
          <text:p text:style-name="P1">42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8cm" svg:height="3.15cm" svg:x="6.4cm" svg:y="9.85cm">
          <draw:text-box>
            <text:p text:style-name="P2"><text:span text:style-name="T1">Tesoura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09:34:41.181481274</meta:creation-date>
    <dc:date>2016-07-05T10:18:27.407192088</dc:date>
    <dc:creator>SD Canto</dc:creator>
    <meta:editing-duration>PT12M58S</meta:editing-duration>
    <meta:editing-cycles>1</meta:editing-cycles>
    <meta:document-statistic meta:object-count="26"/>
    <meta:generator>LibreOffice/4.2.8.2$Linux_x86 LibreOffice_project/420m0$Build-2</meta:generator>
  </office:meta>
</office:document-meta>
</file>